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95b541" officeooo:paragraph-rsid="0095b5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9616dc" officeooo:paragraph-rsid="009616dc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8e25fe"/>
    </style:style>
    <style:style style:name="T3" style:family="text">
      <style:text-properties officeooo:rsid="009370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3">8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3"/>
      <text:p text:style-name="P7">1.</text:p>
      <text:p text:style-name="P7"/>
      <text:p text:style-name="P7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4-18T08:45:12.886281104</dc:date>
    <meta:editing-duration>P1DT15H17M46S</meta:editing-duration>
    <meta:editing-cycles>11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" meta:character-count="74" meta:non-whitespace-character-count="68"/>
  </office:meta>
</office:document-meta>
</file>